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404E00000C67000004578AD881B8F28D12BF.svg" manifest:media-type="image/svg+xml"/>
  <manifest:file-entry manifest:full-path="Pictures/10000001000000780000002AB2F001CD014E66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5cm" style:rel-column-width="10915*"/>
    </style:style>
    <style:style style:name="MetaData.B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9cm" style:rel-column-width="10932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P3" style:family="paragraph" style:parent-style-name="Table_20_Contents_20_Meta_20_Data">
      <style:paragraph-properties fo:text-align="start" style:justify-single-word="false"/>
    </style:style>
    <style:style style:name="P4" style:family="paragraph" style:parent-style-name="Table_20_Contents_20_Meta_20_Data">
      <style:paragraph-properties fo:text-align="start" style:justify-single-word="false"/>
      <style:text-properties officeooo:paragraph-rsid="001d7d75"/>
    </style:style>
    <style:style style:name="P5" style:family="paragraph" style:parent-style-name="Text_20_body">
      <style:text-properties officeooo:paragraph-rsid="00181cab"/>
    </style:style>
    <style:style style:name="P6" style:family="paragraph" style:parent-style-name="Text_20_body">
      <style:text-properties officeooo:rsid="0019ed37" officeooo:paragraph-rsid="0019ed37"/>
    </style:style>
    <style:style style:name="P7" style:family="paragraph" style:parent-style-name="Text_20_body">
      <style:text-properties officeooo:rsid="001af5f0"/>
    </style:style>
    <style:style style:name="P8" style:family="paragraph" style:parent-style-name="Table_20_Contents_20_Meta_20_Data">
      <style:paragraph-properties fo:text-align="start" style:justify-single-word="false"/>
      <style:text-properties officeooo:paragraph-rsid="002c8c2d"/>
    </style:style>
    <style:style style:name="P9" style:family="paragraph" style:parent-style-name="Text_20_body" style:list-style-name="L1">
      <style:text-properties officeooo:paragraph-rsid="000ed66b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276eaf" style:font-style-asian="italic" style:font-style-complex="italic"/>
    </style:style>
    <style:style style:name="T9" style:family="text">
      <style:text-properties fo:font-style="italic" officeooo:rsid="001af5f0"/>
    </style:style>
    <style:style style:name="T10" style:family="text">
      <style:text-properties officeooo:rsid="000ed66b"/>
    </style:style>
    <style:style style:name="T11" style:family="text">
      <style:text-properties officeooo:rsid="00142ce1"/>
    </style:style>
    <style:style style:name="T12" style:family="text">
      <style:text-properties style:font-name="Liberation Mono"/>
    </style:style>
    <style:style style:name="T13" style:family="text">
      <style:text-properties officeooo:rsid="00181cab"/>
    </style:style>
    <style:style style:name="T14" style:family="text">
      <style:text-properties officeooo:rsid="001af5f0"/>
    </style:style>
    <style:style style:name="T15" style:family="text">
      <style:text-properties officeooo:rsid="001d7d75"/>
    </style:style>
    <style:style style:name="T16" style:family="text">
      <style:text-properties officeooo:rsid="00205eed"/>
    </style:style>
    <style:style style:name="T17" style:family="text">
      <style:text-properties officeooo:rsid="0020f388"/>
    </style:style>
    <style:style style:name="T18" style:family="text">
      <style:text-properties officeooo:rsid="00245bc1"/>
    </style:style>
    <style:style style:name="T19" style:family="text">
      <style:text-properties officeooo:rsid="00276eaf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sk Title, Doubleclick To Change!" text:name="TaskTitle"/>
      </text:user-field-decls>
      <text:h text:style-name="Heading_20_1" text:outline-level="1"><text:file-name text:display="name">2022-XY-01-eng</text:file-name><text:s/><text:user-field-get text:name="TaskTitle">Task Title, Doubleclick To Change!</text:user-field-get></text:h>
      <table:table table:name="MetaData" table:style-name="MetaData">
        <table:table-column table:style-name="MetaData.A"/>
        <table:table-column table:style-name="MetaData.B" table:number-columns-repeated="4"/>
        <table:table-column table:style-name="MetaData.F"/>
        <table:table-row table:style-name="TableLine2162438469088">
          <table:table-cell table:style-name="MetaData.A1" office:value-type="string">
            <text:p text:style-name="Table_20_Contents_20_Meta_20_Data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Table_20_Contents_20_Meta_20_Data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Table_20_Contents_20_Meta_20_Data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Table_20_Contents_20_Meta_20_Data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 table:style-name="TableLine2162438464480">
          <table:table-cell table:style-name="MetaData.A2" table:number-columns-spanned="6" office:value-type="string">
            <text:p text:style-name="P4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Click To Choose</text:drop-down><text:s/><text:span text:style-name="T15">(</text:span><text:span text:style-name="T15"><text:drop-down text:name="AnswerTypeModifier"><text:label text:value="☐"/><text:label text:value="☑"/>☐</text:drop-down></text:span><text:span text:style-name="T15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62438466784">
          <table:table-cell table:style-name="MetaData.A3" table:number-columns-spanned="3" office:value-type="string">
            <text:p text:style-name="P3"><text:span text:style-name="T8">Computational Thinking Skills:</text:span><text:span text:style-name="T5"><text:line-break/></text:span><text:span text:style-name="T5"><text:drop-down text:name="ABS"><text:label text:value="☐"/><text:label text:value="☑"/>☐</text:drop-down></text:span><text:span text:style-name="T5"> </text:span><text:span text:style-name="T19">abstraction<text:line-break/></text:span><text:span text:style-name="T19"><text:drop-down text:name="ALT"><text:label text:value="☐"/><text:label text:value="☑"/>☐</text:drop-down></text:span><text:span text:style-name="T19"> algorithmic thinking<text:line-break/></text:span><text:span text:style-name="T19"><text:drop-down text:name="DEC"><text:label text:value="☐"/><text:label text:value="☑"/>☐</text:drop-down></text:span><text:span text:style-name="T19"> decomposition<text:line-break/></text:span><text:span text:style-name="T19"><text:drop-down text:name="EVL"><text:label text:value="☐"/><text:label text:value="☑"/>☐</text:drop-down></text:span><text:span text:style-name="T19"> evaluation<text:line-break/></text:span><text:span text:style-name="T19"><text:drop-down text:name="PAR"><text:label text:value="☐"/><text:label text:value="☑"/>☐</text:drop-down></text:span><text:span text:style-name="T19"> pattern recognition</text:span></text:p>
          </table:table-cell>
          <table:covered-table-cell/>
          <table:covered-table-cell/>
          <table:table-cell table:style-name="MetaData.A2" table:number-columns-spanned="3" office:value-type="string">
            <text:p text:style-name="P8"><text:span text:style-name="T8">Computer Science Area:<text:line-break/></text:span><text:span text:style-name="T5"><text:drop-down text:name="ALP"><text:label text:current-selected="true" text:value="☐"/><text:label text:value="☑"/>☐</text:drop-down></text:span><text:span text:style-name="T5"> algorithms and programming<text:line-break/></text:span><text:span text:style-name="T5"><text:drop-down text:name="COM"><text:label text:value="☐"/><text:label text:value="☑"/>☐</text:drop-down></text:span><text:span text:style-name="T5"> communication and networking<text:line-break/></text:span><text:drop-down text:name="CPH"><text:label text:value="☐"/><text:label text:value="☑"/>☐</text:drop-down> computer processes and hardware<text:line-break/><text:span text:style-name="T5"><text:drop-down text:name="DSR"><text:label text:current-selected="true" text:value="☐"/><text:label text:value="☑"/>☐</text:drop-down></text:span><text:span text:style-name="T5"> data structures and representations<text:line-break/></text:span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Heading_20_2" text:outline-level="2">Body</text:h>
      <text:p text:style-name="Text_20_body"><text:span text:style-name="T13">EDIT HERE (delete this): </text:span><text:span text:style-name="T14">i</text:span>nsert the <text:span text:style-name="T14">t</text:span>ask text and images here.</text:p>
      <text:h text:style-name="Heading_20_2" text:outline-level="2">Question / Challenge</text:h>
      <text:p text:style-name="Text_20_Body_20_Question"><text:span text:style-name="T13">EDIT HERE (delete this): </text:span><text:span text:style-name="T9">f</text:span>ormulate the question (in case of multiple-choice or open-answer task) or challenge (or instruction; in case of a constructive task) here.</text:p>
      <text:h text:style-name="Heading_20_2" text:outline-level="2">Answer Options / Interactivity Description</text:h>
      <text:p text:style-name="Text_20_body"><text:span text:style-name="T13">EDIT HERE (delete this): </text:span><text:span text:style-name="T14">f</text:span>or multiple-choice tasks: <text:span text:style-name="T14">f</text:span>ormulate the answer choices here. Please explain and motivate your choice of wrong answers in the comment section. // For open-answer tasks: <text:span text:style-name="T14">f</text:span>ormulate the range of answers here that an implementation of a task should accept. (Examples: Integer numbers from [0,99]; strings of 4 capital letters; … <text:span text:style-name="T11">)</text:span>. // For interactive tasks: describe the interactivity here.</text:p>
      <text:h text:style-name="Heading_20_2" text:outline-level="2">Answer Explanation</text:h>
      <text:p text:style-name="Text_20_body"><text:span text:style-name="T13">EDIT HERE (delete this): </text:span><text:span text:style-name="T14">e</text:span>xplain which is the correct answer and why. For multiple-choice tasks, also explain why the other answer choices are wrong. // This must be understandable for the target age group. Use about 2 to 5 sentences for the correct answer, and somewhat less for the wrong answers. Focus narrowly on the task, do not explain yet what this has to do with informatics.</text:p>
      <text:h text:style-name="Heading_20_2" text:outline-level="2">It’s Informatics</text:h>
      <text:p text:style-name="Text_20_body"><text:span text:style-name="T13">EDIT HERE (delete this): </text:span><text:span text:style-name="T14">e</text:span>xplain to the target age group, why this task is about informatics (and computational thinking): What are the informatics concepts, what is the informatics “story” behind this task? Use about 3 to 8 sentences. Do not explain the correct answers of a task, but give a larger picture.</text:p>
      <text:h text:style-name="Heading_20_2" text:outline-level="2">Keywords <text:span text:style-name="T10">and Websites</text:span></text:h>
      <text:p text:style-name="P5"><text:span text:style-name="T13">EDIT HERE (delete this): </text:span><text:span text:style-name="T14">g</text:span>ive some keywords, useful to find further information on the web. The target are the teachers and interested students. // Indicate websites (in English and other languages) which offer further information on the particular domain of informatics mentioned in the “It's informatics” part. Wikipedia is often a good start.</text:p>
      <text:h text:style-name="Heading_20_2" text:outline-level="2"><text:soft-page-break/>Wording and Phrases</text:h>
      <text:p text:style-name="P5"><text:span text:style-name="T13">EDIT HERE </text:span><text:span text:style-name="T18">(delete this)</text:span><text:span text:style-name="T13">: </text:span><text:span text:style-name="T14">l</text:span>ist of words and phrases used to name important things mentioned in the task body (actors, activities/processes, concepts, definitions, objects, names, etc.) This is to ensure the consequent use of terminology in the task body and to facilitate translation.</text:p>
      <text:h text:style-name="Heading_20_2" text:outline-level="2">Comments</text:h>
      <text:p text:style-name="Text_20_body"><text:span text:style-name="T13">EDIT </text:span><text:span text:style-name="T16">ABOVE</text:span><text:span text:style-name="T13"> (keep this template and add above this line): </text:span><text:span text:style-name="T14">a</text:span>uthor, e-mail, <text:span text:style-name="T14">d</text:span>ate (YYYY-MM-DD): <text:span text:style-name="T6">Comment</text:span>.</text:p>
      <text:h text:style-name="Heading_20_2" text:outline-level="2">Graphics and Other Files</text:h>
      <text:p text:style-name="Text_20_Body_20_Not_20_To_20_Be_20_Mofidied"><text:span text:style-name="T12"><text:file-name text:display="name-and-extension">2022-XY-01-eng.odt</text:file-name></text:span><text:s/>This file.</text:p>
      <text:p text:style-name="P6">EDIT <text:span text:style-name="T16">ABOVE</text:span> (keep this <text:span text:style-name="T14">template and add above this line): filename, author, source/self-made, license</text:span></text:p>
      <text:p text:style-name="Text_20_body">Please indicate: </text:p>
      <text:list xml:id="list3746120543" text:style-name="L1">
        <text:list-item>
          <text:p text:style-name="P9">Source of <text:span text:style-name="T11">each </text:span>image or <text:span text:style-name="T11">of each </text:span>other file to produce the task image(s): <text:line-break/>(U<text:span text:style-name="T11">RL</text:span> and/or author)</text:p>
        </text:list-item>
        <text:list-item>
          <text:p text:style-name="P9">Licen<text:span text:style-name="T11">s</text:span>e <text:span text:style-name="T11">for each</text:span> image.</text:p>
        </text:list-item>
      </text:list>
      <text:p text:style-name="Text_20_body">Note: If the source of an image is unclear, it might be copyrighted and cannot be used in the task.</text:p>
      <text:h text:style-name="Heading_20_2" text:outline-level="2">Authors, Contributors, <text:span text:style-name="T14">and Editors</text:span> (incl. Graphics)</text:h>
      <text:p text:style-name="P7">EDIT <text:span text:style-name="T16">A</text:span><text:span text:style-name="T17">BOVE</text:span> (keep this template and add above this line): author / contributor / editor, e-mail, country.</text:p>
      <text:h text:style-name="Heading_20_2" text:outline-level="2">License</text:h>
      <text:p text:style-name="Text_20_Body_20_Not_20_To_20_Be_20_Mofidied"><draw:frame draw:style-name="fr1" draw:name="Image1" text:anchor-type="paragraph" svg:width="2.159cm" svg:height="0.737cm" draw:z-index="2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Copyright © <text:modification-date style:data-style-name="N107">2022</text:modification-date><text:s/>Bebras – International Challenge on Informatics and Computational Thinking. This work is licensed under a Creative Commons Attribution-ShareAlike 4.0 International License. <text:a xlink:type="simple" xlink:href="https://creativecommons.org/licenses/by-sa/4.0/" text:style-name="Internet_20_link" text:visited-style-name="Visited_20_Internet_20_Link">https://creativecommons.org/licenses/by-sa/4.0/</text:a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cm" fo:margin-bottom="0.247cm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text-properties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footer>
        <text:p text:style-name="MP1"><text:file-name text:display="name">2022-XY-01-eng</text:file-name><text:s/><text:span text:style-name="MT1">modified by </text:span><text:creator>Christian Datzko</text:creator><text:s/><text:span text:style-name="MT1">at </text:span><text:modification-date style:data-style-name="N49">2022-02-10</text:modification-date><text:s/><text:modification-time style:data-style-name="N60">15:39</text:modification-time><text:tab/><text:page-number text:select-page="current">2</text:page-number> / <text:page-count>2</text:page-count></text:p>
        <text:p text:style-name="MP2"><text:span text:style-name="MT2"><draw:frame draw:style-name="Mfr1" draw:name="Bild1" text:anchor-type="as-char" svg:width="0.584cm" svg:height="0.203cm" draw:z-index="1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</text:span><text:span text:style-name="MT2"><text:s/>Copyright © </text:span><text:span text:style-name="MT2"><text:modification-date style:data-style-name="N10121">2022</text:modification-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<text:line-break/>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2-02-10T15:39:29.814000000</dc:date>
    <meta:editing-duration>PT3H11M22S</meta:editing-duration>
    <meta:editing-cycles>25</meta:editing-cycles>
    <meta:generator>LibreOffice/7.3.0.3$Windows_X86_64 LibreOffice_project/0f246aa12d0eee4a0f7adcefbf7c878fc2238db3</meta:generator>
    <dc:creator>Christian Datzko</dc:creator>
    <meta:document-statistic meta:table-count="1" meta:image-count="2" meta:object-count="0" meta:page-count="2" meta:paragraph-count="39" meta:word-count="566" meta:character-count="3746" meta:non-whitespace-character-count="3216"/>
  </office:meta>
</office:document-meta>
</file>